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ngLiU" svg:font-family="MingLiU" style:font-family-generic="script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281cm" fo:margin-left="0.228cm" table:align="left"/>
    </style:style>
    <style:style style:name="表格1.A" style:family="table-column">
      <style:table-column-properties style:column-width="0.928cm"/>
    </style:style>
    <style:style style:name="表格1.B" style:family="table-column">
      <style:table-column-properties style:column-width="0.646cm"/>
    </style:style>
    <style:style style:name="表格1.C" style:family="table-column">
      <style:table-column-properties style:column-width="0.826cm"/>
    </style:style>
    <style:style style:name="表格1.E" style:family="table-column">
      <style:table-column-properties style:column-width="0.616cm"/>
    </style:style>
    <style:style style:name="表格1.F" style:family="table-column">
      <style:table-column-properties style:column-width="0.961cm"/>
    </style:style>
    <style:style style:name="表格1.G" style:family="table-column">
      <style:table-column-properties style:column-width="0.958cm"/>
    </style:style>
    <style:style style:name="表格1.H" style:family="table-column">
      <style:table-column-properties style:column-width="6.149cm"/>
    </style:style>
    <style:style style:name="表格1.I" style:family="table-column">
      <style:table-column-properties style:column-width="1.556cm"/>
    </style:style>
    <style:style style:name="表格1.J" style:family="table-column">
      <style:table-column-properties style:column-width="3.817cm"/>
    </style:style>
    <style:style style:name="表格1.1" style:family="table-row">
      <style:table-row-properties style:min-row-height="0.96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none" fo:border-top="1pt solid #000000" fo:border-bottom="0.75pt solid #000000" style:writing-mode="lr-tb"/>
    </style:style>
    <style:style style:name="表格1.C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E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I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J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B2" style:family="table-cell">
      <style:table-cell-properties fo:padding="0cm" fo:border="0.75pt solid #000000" style:writing-mode="lr-tb"/>
    </style:style>
    <style:style style:name="表格1.F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3" style:family="table-row">
      <style:table-row-properties style:min-row-height="0.954cm" style:use-optimal-row-height="false"/>
    </style:style>
    <style:style style:name="表格1.B3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3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302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2.741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2" style:family="table-cell">
      <style:table-cell-properties fo:padding="0cm" fo:border="0.75pt solid #000000" style:writing-mode="lr-tb"/>
    </style:style>
    <style:style style:name="表格1.H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3" style:family="table-cell">
      <style:table-cell-properties fo:padding="0cm" fo:border="0.75pt solid #000000" style:writing-mode="lr-tb"/>
    </style:style>
    <style:style style:name="表格1.G13" style:family="table-cell">
      <style:table-cell-properties fo:padding="0cm" fo:border="0.75pt solid #000000" style:writing-mode="lr-tb"/>
    </style:style>
    <style:style style:name="表格1.H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4" style:family="table-cell">
      <style:table-cell-properties style:vertical-align="middle"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" style:family="table" style:master-page-name="MP1">
      <style:table-properties style:width="17.277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61cm"/>
    </style:style>
    <style:style style:name="表格2.C" style:family="table-column">
      <style:table-column-properties style:column-width="0.958cm"/>
    </style:style>
    <style:style style:name="表格2.D" style:family="table-column">
      <style:table-column-properties style:column-width="4.72cm"/>
    </style:style>
    <style:style style:name="表格2.E" style:family="table-column">
      <style:table-column-properties style:column-width="6.798cm"/>
    </style:style>
    <style:style style:name="表格2.1" style:family="table-row">
      <style:table-row-properties style:min-row-height="2.0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B2" style:family="table-cell">
      <style:table-cell-properties style:vertical-align="middle" fo:padding="0cm" fo:border="0.75pt solid #000000" style:writing-mode="lr-tb"/>
    </style:style>
    <style:style style:name="表格2.D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6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0.984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fo:padding="0cm" fo:border-left="0.75pt solid #000000" fo:border-right="none" fo:border-top="0.75pt solid #000000" fo:border-bottom="1pt solid #000000" style:writing-mode="lr-tb"/>
    </style:style>
    <style:style style:name="表格2.C6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2.D6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2.E6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本文">
      <style:paragraph-properties fo:margin-left="1.236cm" fo:margin-right="0cm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1.2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5" style:family="paragraph" style:parent-style-name="本文">
      <style:paragraph-properties fo:margin-left="1.2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6" style:family="paragraph" style:parent-style-name="本文">
      <style:paragraph-properties fo:margin-left="0.542cm" fo:margin-right="0cm" fo:margin-top="0.337cm" fo:margin-bottom="0cm" style:contextual-spacing="false" fo:text-indent="0cm" style:auto-text-indent="false" style:punctuation-wrap="simple">
        <style:tab-stops/>
      </style:paragraph-properties>
    </style:style>
    <style:style style:name="P7" style:family="paragraph" style:parent-style-name="本文">
      <style:paragraph-properties fo:margin-left="12.488cm" fo:margin-right="0cm" fo:margin-top="0.199cm" fo:margin-bottom="0cm" style:contextual-spacing="false" fo:text-indent="0cm" style:auto-text-indent="false" style:punctuation-wrap="simple">
        <style:tab-stops>
          <style:tab-stop style:position="2.54cm"/>
          <style:tab-stop style:position="3.387cm"/>
          <style:tab-stop style:position="4.233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Table_20_Paragraph">
      <style:paragraph-properties fo:margin-left="1.21cm" fo:margin-right="0cm" fo:margin-top="0.058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9" style:family="paragraph" style:parent-style-name="Table_20_Paragraph">
      <style:paragraph-properties fo:margin-left="0.041cm" fo:margin-right="0cm" fo:margin-top="0.19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0" style:family="paragraph" style:parent-style-name="Table_20_Paragraph">
      <style:paragraph-properties fo:margin-left="0.041cm" fo:margin-right="0cm" fo:margin-top="0.196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1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2" style:family="paragraph" style:parent-style-name="Table_20_Paragraph">
      <style:paragraph-properties fo:margin-left="0.037cm" fo:margin-right="0cm" fo:margin-top="0.15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3" style:family="paragraph" style:parent-style-name="Table_20_Paragraph">
      <style:paragraph-properties fo:margin-left="0.037cm" fo:margin-right="0cm" fo:margin-top="0.22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4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5" style:family="paragraph" style:parent-style-name="Table_20_Paragraph">
      <style:paragraph-properties fo:margin-left="0.612cm" fo:margin-right="0cm" fo:margin-top="0.0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Table_20_Paragraph">
      <style:paragraph-properties fo:margin-left="0.706cm" fo:margin-right="0cm" fo:margin-top="0.086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7" style:family="paragraph" style:parent-style-name="Table_20_Paragraph">
      <style:paragraph-properties fo:margin-left="0.878cm" fo:margin-right="0cm" fo:margin-top="0.131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8" style:family="paragraph" style:parent-style-name="Table_20_Paragraph">
      <style:paragraph-properties fo:margin-left="1.887cm" fo:margin-right="0cm" fo:margin-top="0.22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9" style:family="paragraph" style:parent-style-name="本文">
      <style:paragraph-properties fo:margin-left="0.542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Table_20_Paragraph">
      <style:paragraph-properties fo:margin-left="0cm" fo:margin-right="0.198cm" fo:margin-top="0.199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1" style:family="paragraph" style:parent-style-name="Table_20_Paragraph">
      <style:paragraph-properties fo:margin-left="0cm" fo:margin-right="0.198cm" fo:margin-top="0.196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2" style:family="paragraph" style:parent-style-name="Table_20_Paragraph">
      <style:paragraph-properties fo:margin-left="0cm" fo:margin-right="-0.026cm" fo:margin-top="0.199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3" style:family="paragraph" style:parent-style-name="Table_20_Paragraph">
      <style:paragraph-properties fo:margin-left="0cm" fo:margin-right="-0.026cm" fo:margin-top="0.196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4" style:family="paragraph" style:parent-style-name="Table_20_Paragraph">
      <style:paragraph-properties fo:margin-left="0cm" fo:margin-right="0.236cm" fo:margin-top="0.035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5" style:family="paragraph" style:parent-style-name="Table_20_Paragraph">
      <style:paragraph-properties fo:margin-left="0.427cm" fo:margin-right="0cm" fo:margin-top="0.199cm" fo:margin-bottom="0cm" style:contextual-spacing="false" fo:text-align="justify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6" style:family="paragraph" style:parent-style-name="Table_20_Paragraph">
      <style:paragraph-properties fo:text-align="justify" style:justify-single-word="false" style:punctuation-wrap="simple"/>
      <style:text-properties fo:font-size="11pt" style:font-size-asian="11pt" style:font-size-complex="11pt"/>
    </style:style>
    <style:style style:name="P27" style:family="paragraph" style:parent-style-name="Table_20_Paragraph">
      <style:paragraph-properties fo:margin-left="1.129cm" fo:margin-right="1.136cm" fo:margin-top="0.05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Table_20_Paragraph">
      <style:paragraph-properties fo:margin-left="4.553cm" fo:margin-right="4.538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Table_20_Paragraph">
      <style:paragraph-properties fo:margin-left="0.048cm" fo:margin-right="0cm" fo:margin-top="0.035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Table_20_Paragraph">
      <style:paragraph-properties fo:margin-left="0.072cm" fo:margin-right="0.053cm" fo:margin-top="0.08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1" style:family="paragraph" style:parent-style-name="Table_20_Paragraph">
      <style:paragraph-properties fo:margin-left="0.072cm" fo:margin-right="0.053cm" fo:margin-top="0.127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2" style:family="paragraph" style:parent-style-name="Table_20_Paragraph">
      <style:paragraph-properties fo:margin-left="0.081cm" fo:margin-right="0.053cm" fo:margin-top="0.13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Table_20_Paragraph">
      <style:paragraph-properties fo:margin-left="0.081cm" fo:margin-right="0.053cm" fo:margin-top="0.127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4" style:family="paragraph" style:parent-style-name="Table_20_Paragraph">
      <style:paragraph-properties fo:margin-left="0.076cm" fo:margin-right="0.053cm" fo:margin-top="0.0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5" style:family="paragraph" style:parent-style-name="Table_20_Paragraph">
      <style:paragraph-properties fo:margin-left="1.508cm" fo:margin-right="1.783cm" fo:margin-top="0.22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6" style:family="paragraph" style:parent-style-name="Table_20_Paragraph">
      <style:paragraph-properties fo:margin-left="0cm" fo:margin-right="0.233cm" fo:text-align="center" style:justify-single-word="false" fo:text-indent="0cm" style:auto-text-indent="false" style:punctuation-wrap="simple">
        <style:tab-stops/>
      </style:paragraph-properties>
      <style:text-properties fo:font-size="11pt" officeooo:paragraph-rsid="00363091" style:font-size-asian="11pt" style:font-size-complex="11pt"/>
    </style:style>
    <style:style style:name="P37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8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Table_20_Paragraph">
      <style:paragraph-properties fo:margin-left="0.046cm" fo:margin-right="0cm" fo:line-height="0.497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40" style:family="paragraph" style:parent-style-name="Table_20_Paragraph">
      <style:paragraph-properties fo:margin-left="0cm" fo:margin-right="0.233cm" fo:text-align="center" style:justify-single-word="false" fo:text-indent="0cm" style:auto-text-indent="false" style:punctuation-wrap="simple">
        <style:tab-stops/>
      </style:paragraph-properties>
      <style:text-properties fo:font-size="11pt" officeooo:rsid="002496a0" officeooo:paragraph-rsid="00363091" style:font-size-asian="11pt" style:font-size-complex="11pt"/>
    </style:style>
    <style:style style:name="P41" style:family="paragraph" style:parent-style-name="Table_20_Paragraph">
      <style:paragraph-properties fo:text-align="justify" style:justify-single-word="false" style:punctuation-wrap="simple"/>
      <style:text-properties fo:font-size="11pt" style:font-size-asian="11pt" style:font-name-complex="Times New Roman" style:font-size-complex="11pt"/>
    </style:style>
    <style:style style:name="P42" style:family="paragraph" style:parent-style-name="Table_20_Paragraph">
      <style:paragraph-properties fo:margin-left="0.041cm" fo:margin-right="-0.026cm" fo:margin-top="0.196cm" fo:margin-bottom="0cm" style:contextual-spacing="false" fo:text-indent="0cm" style:auto-text-indent="false" style:punctuation-wrap="simple">
        <style:tab-stops/>
      </style:paragraph-properties>
      <style:text-properties fo:font-size="11pt" fo:letter-spacing="0.044cm" style:font-size-asian="11pt" style:font-size-complex="11pt"/>
    </style:style>
    <style:style style:name="P43" style:family="paragraph" style:parent-style-name="Table_20_Paragraph">
      <style:paragraph-properties fo:margin-left="0.041cm" fo:margin-right="-0.026cm" fo:margin-top="0.238cm" fo:margin-bottom="0cm" style:contextual-spacing="false" fo:text-indent="0cm" style:auto-text-indent="false" style:punctuation-wrap="simple">
        <style:tab-stops/>
      </style:paragraph-properties>
      <style:text-properties fo:font-size="11pt" fo:letter-spacing="0.011cm" style:font-size-asian="11pt" style:font-size-complex="11pt"/>
    </style:style>
    <style:style style:name="P44" style:family="paragraph" style:parent-style-name="Table_20_Paragraph">
      <style:paragraph-properties fo:margin-left="0.041cm" fo:margin-right="-0.051cm" fo:margin-top="0.293cm" fo:margin-bottom="0cm" style:contextual-spacing="false" fo:text-indent="0cm" style:auto-text-indent="false" style:punctuation-wrap="simple">
        <style:tab-stops/>
      </style:paragraph-properties>
      <style:text-properties fo:font-size="11pt" fo:letter-spacing="0.019cm" style:font-size-asian="11pt" style:font-size-complex="11pt"/>
    </style:style>
    <style:style style:name="P45" style:family="paragraph" style:parent-style-name="Table_20_Paragraph">
      <style:paragraph-properties fo:margin-left="0.046cm" fo:margin-right="-0.026cm" fo:text-indent="0cm" style:auto-text-indent="false" style:punctuation-wrap="simple">
        <style:tab-stops/>
      </style:paragraph-properties>
      <style:text-properties fo:font-size="11pt" fo:letter-spacing="-0.053cm" style:font-size-asian="11pt" style:font-size-complex="11pt"/>
    </style:style>
    <style:style style:name="P46" style:family="paragraph" style:parent-style-name="Table_20_Paragraph">
      <style:paragraph-properties fo:margin-left="0.076cm" fo:margin-right="0.053cm" fo:margin-top="0.08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48cm" style:font-size-asian="11pt" style:font-size-complex="11pt"/>
    </style:style>
    <style:style style:name="P47" style:family="paragraph" style:parent-style-name="Table_20_Paragraph">
      <style:paragraph-properties fo:margin-left="0.076cm" fo:margin-right="0.053cm" fo:margin-top="0.0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48cm" style:font-size-asian="11pt" style:font-size-complex="11pt"/>
    </style:style>
    <style:style style:name="P48" style:family="paragraph" style:parent-style-name="Table_20_Paragraph">
      <style:paragraph-properties fo:margin-left="0.041cm" fo:margin-right="-0.026cm" fo:margin-top="0.226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49" style:family="paragraph" style:parent-style-name="Table_20_Paragraph">
      <style:paragraph-properties style:punctuation-wrap="simple"/>
      <style:text-properties fo:font-size="7.5pt" style:font-size-asian="7.5pt" style:font-size-complex="7.5pt"/>
    </style:style>
    <style:style style:name="P50" style:family="paragraph" style:parent-style-name="Table_20_Paragraph">
      <style:paragraph-properties fo:margin-left="0.046cm" fo:margin-right="0cm" fo:line-height="0.706cm" fo:text-indent="0cm" style:auto-text-indent="false" style:punctuation-wrap="simple">
        <style:tab-stops/>
      </style:paragraph-properties>
    </style:style>
    <style:style style:name="P51" style:family="paragraph" style:parent-style-name="Table_20_Paragraph">
      <style:paragraph-properties style:punctuation-wrap="simple"/>
      <style:text-properties fo:font-size="8.5pt" style:font-size-asian="8.5pt" style:font-size-complex="8.5pt"/>
    </style:style>
    <style:style style:name="P52" style:family="paragraph" style:parent-style-name="Table_20_Paragraph">
      <style:paragraph-properties fo:margin-top="0.005cm" fo:margin-bottom="0cm" style:contextual-spacing="false" style:punctuation-wrap="simple"/>
      <style:text-properties fo:font-size="8.5pt" style:font-size-asian="8.5pt" style:font-size-complex="8.5pt"/>
    </style:style>
    <style:style style:name="P53" style:family="paragraph" style:parent-style-name="Table_20_Paragraph">
      <style:paragraph-properties fo:margin-top="0.005cm" fo:margin-bottom="0cm" style:contextual-spacing="false" fo:text-align="center" style:justify-single-word="false" style:punctuation-wrap="simple"/>
      <style:text-properties fo:font-size="8.5pt" style:font-size-asian="8.5pt" style:font-size-complex="8.5pt"/>
    </style:style>
    <style:style style:name="P54" style:family="paragraph" style:parent-style-name="Table_20_Paragraph">
      <style:paragraph-properties style:punctuation-wrap="simple"/>
      <style:text-properties style:font-name="Times New Roman" fo:font-size="11pt" style:font-name-asian="新細明體" style:font-size-asian="11pt" style:font-name-complex="Times New Roman" style:font-size-complex="11pt"/>
    </style:style>
    <style:style style:name="P55" style:family="paragraph" style:parent-style-name="Table_20_Paragraph">
      <style:paragraph-properties style:punctuation-wrap="simple"/>
      <style:text-properties style:font-name="Times New Roman" fo:font-size="11pt" officeooo:rsid="002a04f0" officeooo:paragraph-rsid="002a04f0" style:font-name-asian="新細明體" style:font-size-asian="11pt" style:font-name-complex="Times New Roman" style:font-size-complex="11pt"/>
    </style:style>
    <style:style style:name="P56" style:family="paragraph" style:parent-style-name="Table_20_Paragraph">
      <style:paragraph-properties fo:margin-left="1.053cm" fo:margin-right="0.199cm" fo:margin-top="0.064cm" fo:margin-bottom="0cm" style:contextual-spacing="false" fo:line-height="123%" fo:text-indent="-0.801cm" style:auto-text-indent="false" fo:break-before="page" style:punctuation-wrap="simple">
        <style:tab-stops/>
      </style:paragraph-properties>
    </style:style>
    <style:style style:name="P57" style:family="paragraph" style:parent-style-name="Table_20_Paragraph">
      <style:paragraph-properties fo:margin-left="0.427cm" fo:margin-right="0cm" fo:line-height="0.538cm" fo:text-indent="0cm" style:auto-text-indent="false" style:punctuation-wrap="simple">
        <style:tab-stops/>
      </style:paragraph-properties>
    </style:style>
    <style:style style:name="P58" style:family="paragraph" style:parent-style-name="Table_20_Paragraph">
      <style:paragraph-properties fo:margin-top="0.021cm" fo:margin-bottom="0cm" style:contextual-spacing="false" style:punctuation-wrap="simple"/>
      <style:text-properties fo:font-size="14.5pt" style:font-size-asian="14.5pt" style:font-size-complex="14.5pt"/>
    </style:style>
    <style:style style:name="P59" style:family="paragraph" style:parent-style-name="Table_20_Paragraph">
      <style:paragraph-properties fo:margin-left="0.123cm" fo:margin-right="0.053cm" fo:margin-top="0.106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60" style:family="paragraph" style:parent-style-name="Table_20_Paragraph">
      <style:paragraph-properties fo:margin-left="0.101cm" fo:margin-right="0.053cm" fo:margin-top="0.131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61" style:family="paragraph" style:parent-style-name="本文">
      <style:paragraph-properties fo:margin-top="0.002cm" fo:margin-bottom="0cm" style:contextual-spacing="false" style:punctuation-wrap="simple"/>
      <style:text-properties fo:font-size="6pt" style:font-size-asian="6pt" style:font-size-complex="6pt"/>
    </style:style>
    <style:style style:name="P62" style:family="paragraph" style:parent-style-name="本文">
      <style:paragraph-properties fo:margin-top="0.014cm" fo:margin-bottom="0cm" style:contextual-spacing="false" style:punctuation-wrap="simple"/>
      <style:text-properties fo:font-size="7pt" style:font-size-asian="7pt" style:font-size-complex="7pt"/>
    </style:style>
    <style:style style:name="P63" style:family="paragraph" style:parent-style-name="Table_20_Paragraph">
      <style:paragraph-properties fo:text-align="justify" style:justify-single-word="false" style:punctuation-wrap="simple"/>
      <style:text-properties style:font-name="標楷體" fo:font-size="11pt" style:letter-kerning="false" style:font-name-asian="標楷體" style:font-size-asian="11pt" style:font-name-complex="Times New Roman" style:font-size-complex="11pt"/>
    </style:style>
    <style:style style:name="P64" style:family="paragraph" style:parent-style-name="Heading_20_2" style:master-page-name="MP0">
      <style:paragraph-properties fo:margin-left="1.85cm" fo:margin-right="0cm" fo:margin-top="0.016cm" fo:margin-bottom="0cm" style:contextual-spacing="false" fo:text-indent="0cm" style:auto-text-indent="false" style:page-number="auto" fo:break-before="page" style:punctuation-wrap="simple">
        <style:tab-stops/>
      </style:paragraph-properties>
    </style:style>
    <style:style style:name="P65" style:family="paragraph" style:parent-style-name="Heading_20_2">
      <style:paragraph-properties fo:margin-left="0cm" fo:margin-right="0cm" fo:line-height="0.887cm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P66" style:family="paragraph" style:parent-style-name="Table_20_Paragraph">
      <style:paragraph-properties fo:margin-left="0cm" fo:margin-right="0.233cm" fo:text-align="center" style:justify-single-word="false" fo:text-indent="0cm" style:auto-text-indent="false" style:punctuation-wrap="simple"/>
      <style:text-properties style:font-name="標楷體" fo:font-size="11pt" officeooo:rsid="002496a0" officeooo:paragraph-rsid="004d3b36" style:letter-kerning="false" style:font-name-asian="標楷體" style:font-size-asian="11pt" style:font-name-complex="標楷體" style:font-size-complex="11pt"/>
    </style:style>
    <style:style style:name="P67" style:family="paragraph" style:parent-style-name="Table_20_Paragraph">
      <style:paragraph-properties fo:margin-left="0cm" fo:margin-right="0.233cm" fo:margin-top="0.005cm" fo:margin-bottom="0cm" style:contextual-spacing="false" fo:text-align="center" style:justify-single-word="false" fo:text-indent="0cm" style:auto-text-indent="false" style:punctuation-wrap="simple"/>
      <style:text-properties style:font-name="標楷體" fo:font-size="12pt" officeooo:paragraph-rsid="004d3b36" style:letter-kerning="false" style:font-name-asian="標楷體" style:font-size-asian="12pt" style:font-name-complex="標楷體" style:font-size-complex="12pt"/>
    </style:style>
    <style:style style:name="P68" style:family="paragraph" style:parent-style-name="Table_20_Paragraph">
      <style:paragraph-properties fo:margin-left="0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rsid="002496a0" officeooo:paragraph-rsid="00363091" style:font-size-asian="11pt" style:font-size-complex="11pt"/>
    </style:style>
    <style:style style:name="P69" style:family="paragraph" style:parent-style-name="Table_20_Paragraph">
      <style:paragraph-properties fo:margin-left="0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rsid="002496a0" officeooo:paragraph-rsid="004d3b36" style:font-size-asian="11pt" style:font-size-complex="11pt"/>
    </style:style>
    <style:style style:name="P70" style:family="paragraph" style:parent-style-name="Table_20_Paragraph">
      <style:paragraph-properties fo:margin-left="0.046cm" fo:margin-right="0cm" fo:margin-top="0.231cm" fo:margin-bottom="0cm" style:contextual-spacing="false" fo:text-indent="0cm" style:auto-text-indent="false" style:punctuation-wrap="simple">
        <style:tab-stops/>
      </style:paragraph-properties>
      <style:text-properties fo:font-size="11pt" officeooo:paragraph-rsid="0049ec2a" style:font-size-asian="11pt" style:font-size-complex="11pt"/>
    </style:style>
    <style:style style:name="P71" style:family="paragraph" style:parent-style-name="Table_20_Paragraph">
      <style:paragraph-properties fo:margin-left="0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paragraph-rsid="004d3b36" style:font-size-asian="11pt" style:font-size-complex="11pt"/>
    </style:style>
    <style:style style:name="P72" style:family="paragraph" style:parent-style-name="Table_20_Paragraph">
      <style:paragraph-properties fo:margin-left="0cm" fo:margin-right="0.233cm" fo:text-align="center" style:justify-single-word="false" fo:text-indent="0cm" style:auto-text-indent="false" style:punctuation-wrap="simple">
        <style:tab-stops/>
      </style:paragraph-properties>
      <style:text-properties fo:font-size="11pt" officeooo:paragraph-rsid="00363091" style:font-size-asian="11pt" style:font-size-complex="11pt"/>
    </style:style>
    <style:style style:name="P73" style:family="paragraph" style:parent-style-name="Table_20_Paragraph">
      <style:paragraph-properties fo:margin-left="0.044cm" fo:margin-right="0cm" fo:margin-top="0.164cm" fo:margin-bottom="0cm" style:contextual-spacing="false" fo:text-indent="0cm" style:auto-text-indent="false" style:punctuation-wrap="simple">
        <style:tab-stops/>
      </style:paragraph-properties>
      <style:text-properties officeooo:paragraph-rsid="0049ec2a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style:font-size-asian="11pt" style:font-name-complex="Times New Roman" style:font-size-complex="11pt"/>
    </style:style>
    <style:style style:name="T3" style:family="text">
      <style:text-properties style:font-name="Times New Roman" fo:font-size="11pt" fo:letter-spacing="-0.025cm" style:font-size-asian="11pt" style:font-name-complex="Times New Roman" style:font-size-complex="11pt"/>
    </style:style>
    <style:style style:name="T4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5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2496a0" style:font-size-asian="11pt" style:font-size-complex="11pt"/>
    </style:style>
    <style:style style:name="T9" style:family="text">
      <style:text-properties fo:font-size="11pt" officeooo:rsid="0028461c" style:font-size-asian="11pt" style:font-size-complex="11pt"/>
    </style:style>
    <style:style style:name="T10" style:family="text">
      <style:text-properties fo:font-size="11pt" fo:letter-spacing="-0.048cm" style:font-size-asian="11pt" style:font-size-complex="11pt"/>
    </style:style>
    <style:style style:name="T11" style:family="text">
      <style:text-properties fo:font-size="11pt" fo:letter-spacing="-0.03cm" style:font-size-asian="11pt" style:font-size-complex="11pt"/>
    </style:style>
    <style:style style:name="T12" style:family="text">
      <style:text-properties fo:font-size="11pt" fo:letter-spacing="-0.035cm" style:font-size-asian="11pt" style:font-size-complex="11pt"/>
    </style:style>
    <style:style style:name="T13" style:family="text">
      <style:text-properties fo:font-size="11pt" fo:letter-spacing="-0.039cm" style:font-size-asian="11pt" style:font-size-complex="11pt"/>
    </style:style>
    <style:style style:name="T14" style:family="text">
      <style:text-properties fo:font-size="11pt" fo:letter-spacing="-0.023cm" style:font-size-asian="11pt" style:font-size-complex="11pt"/>
    </style:style>
    <style:style style:name="T15" style:family="text">
      <style:text-properties fo:font-size="11pt" fo:letter-spacing="-0.044cm" style:font-size-asian="11pt" style:font-size-complex="11pt"/>
    </style:style>
    <style:style style:name="T16" style:family="text">
      <style:text-properties fo:font-size="11pt" fo:letter-spacing="-0.037cm" style:font-size-asian="11pt" style:font-size-complex="11pt"/>
    </style:style>
    <style:style style:name="T17" style:family="text">
      <style:text-properties fo:font-size="11pt" fo:letter-spacing="-0.042cm" style:font-size-asian="11pt" style:font-size-complex="11pt"/>
    </style:style>
    <style:style style:name="T18" style:family="text">
      <style:text-properties style:font-name="微軟正黑體" fo:font-size="11pt" style:font-name-asian="微軟正黑體" style:font-size-asian="11pt" style:font-name-complex="微軟正黑體" style:font-size-complex="11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標楷體" style:letter-kerning="false" style:font-name-asian="標楷體"/>
    </style:style>
    <style:style style:name="T21" style:family="text">
      <style:text-properties style:font-name="標楷體" style:letter-kerning="false" style:font-name-asian="標楷體" style:font-name-complex="標楷體"/>
    </style:style>
    <style:style style:name="T22" style:family="text">
      <style:text-properties style:font-name="標楷體" officeooo:rsid="002496a0" style:letter-kerning="false" style:font-name-asian="標楷體" style:font-name-complex="標楷體"/>
    </style:style>
    <style:style style:name="T23" style:family="text">
      <style:text-properties officeooo:rsid="00251d4d"/>
    </style:style>
    <style:style style:name="T24" style:family="text">
      <style:text-properties officeooo:rsid="002496a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2">附件十七、出流管制設施使用期間定期檢查紀錄表</text:h>
      <text:p text:style-name="P7">檢查日期：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row table:style-name="表格1.1">
          <table:table-cell table:style-name="表格1.A1" table:number-rows-spanned="5" office:value-type="string">
            <text:p text:style-name="P8">出流管制計畫書</text:p>
          </table:table-cell>
          <table:table-cell table:style-name="表格1.B1" office:value-type="string">
            <text:p text:style-name="P9">計</text:p>
          </table:table-cell>
          <table:table-cell table:style-name="表格1.C1" office:value-type="string">
            <text:p text:style-name="P20">畫</text:p>
          </table:table-cell>
          <table:table-cell table:style-name="表格1.C1" office:value-type="string">
            <text:p text:style-name="P20">名</text:p>
          </table:table-cell>
          <table:table-cell table:style-name="表格1.E1" office:value-type="string">
            <text:p text:style-name="P22">稱</text:p>
          </table:table-cell>
          <table:table-cell table:style-name="表格1.F1" table:number-columns-spanned="3" office:value-type="string">
            <text:p text:style-name="P41">:OutflowControlPlan.OFP_Name</text:p>
          </table:table-cell>
          <table:covered-table-cell/>
          <table:covered-table-cell/>
          <table:table-cell table:style-name="表格1.I1" office:value-type="string">
            <text:p text:style-name="P25">案號</text:p>
          </table:table-cell>
          <table:table-cell table:style-name="表格1.J1" office:value-type="string">
            <text:p text:style-name="P41">:OutflowControlPlan.OFP_No</text:p>
          </table:table-cell>
        </table:table-row>
        <table:table-row table:style-name="表格1.1">
          <table:covered-table-cell table:style-name="表格1.A1"/>
          <table:table-cell table:style-name="表格1.B2" table:number-columns-spanned="4" office:value-type="string">
            <text:p text:style-name="P42">核定日期文 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1"><text:span text:style-name="T20">:Approved_</text:span>No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covered-table-cell table:style-name="表格1.A1"/>
          <table:table-cell table:style-name="表格1.B3" office:value-type="string">
            <text:p text:style-name="P10">開</text:p>
          </table:table-cell>
          <table:table-cell table:style-name="表格1.C3" office:value-type="string">
            <text:p text:style-name="P21">工</text:p>
          </table:table-cell>
          <table:table-cell table:style-name="表格1.D3" office:value-type="string">
            <text:p text:style-name="P21">日</text:p>
          </table:table-cell>
          <table:table-cell table:style-name="表格1.E3" office:value-type="string">
            <text:p text:style-name="P23">期</text:p>
          </table:table-cell>
          <table:table-cell table:style-name="表格1.F2" table:number-columns-spanned="5" office:value-type="string">
            <text:p text:style-name="P63">:EN_ST_Date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4" table:number-columns-spanned="4" office:value-type="string">
            <text:p text:style-name="P42">核定完工日 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63">:Approved_Date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covered-table-cell table:style-name="表格1.A1"/>
          <table:table-cell table:style-name="表格1.B5" table:number-columns-spanned="4" office:value-type="string">
            <text:p text:style-name="P42">申報完工日 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63">:EN_END_Date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27">義務人</text:p>
          </table:table-cell>
          <table:table-cell table:style-name="表格1.B6" table:number-columns-spanned="4" office:value-type="string">
            <text:p text:style-name="P43">姓 名 或 名 稱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1">:payer.Payer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table:number-columns-spanned="4" office:value-type="string">
            <text:p text:style-name="P48"><text:span text:style-name="預設段落字型"><text:span text:style-name="T7">身<text:tab/>分<text:tab/>證<text:tab/></text:span></text:span><text:span text:style-name="預設段落字型"><text:span text:style-name="T11">或</text:span></text:span><text:span text:style-name="預設段落字型"><text:span text:style-name="T12">營利</text:span></text:span><text:span text:style-name="預設段落字型"><text:span text:style-name="T13">事</text:span></text:span><text:span text:style-name="預設段落字型"><text:span text:style-name="T12">業</text:span></text:span><text:span text:style-name="預設段落字型"><text:span text:style-name="T13">統</text:span></text:span><text:span text:style-name="預設段落字型"><text:span text:style-name="T12">一</text:span></text:span><text:span text:style-name="預設段落字型"><text:span text:style-name="T13">編</text:span></text:span><text:span text:style-name="預設段落字型"><text:span text:style-name="T14">號</text:span></text:span>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1">:payer.PA_Num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table:number-columns-spanned="4" office:value-type="string">
            <text:p text:style-name="P44">住居所或營業所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26">:payer.PA_address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5" office:value-type="string">
            <text:p text:style-name="P49"/>
            <text:p text:style-name="P11">實施地點土地標示</text:p>
          </table:table-cell>
          <table:covered-table-cell/>
          <table:covered-table-cell/>
          <table:covered-table-cell/>
          <table:covered-table-cell/>
          <table:table-cell table:style-name="表格1.F2" table:number-columns-spanned="5" office:value-type="string">
            <text:p text:style-name="P41">:OutflowControlPlan.OFP_Location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10" office:value-type="string">
            <text:p text:style-name="P50"><text:span text:style-name="預設段落字型"><text:span text:style-name="T7">一、出流管制設施是否變動</text:span></text:span><text:span text:style-name="預設段落字型"><text:span text:style-name="T18">：</text:span></text:span></text:p>
            <text:p text:style-name="P73"><text:span text:style-name="預設段落字型"><text:span text:style-name="T8">□</text:span></text:span><text:span text:style-name="預設段落字型"><text:span text:style-name="T7">是</text:span></text:span><text:span text:style-name="預設段落字型"><text:span text:style-name="T2">(</text:span></text:span><text:span text:style-name="預設段落字型"><text:span text:style-name="T7">請自行填寫變動項目</text:span></text:span><text:span text:style-name="預設段落字型"><text:span text:style-name="T2">)</text:span></text:span><text:span text:style-name="預設段落字型"><text:span text:style-name="T7">，變動項目</text:span></text:span><text:span text:style-name="預設段落字型"><text:span text:style-name="T2">:</text:span></text:span></text:p>
            <text:p text:style-name="P70"><text:span text:style-name="T24">□</text:span>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10" office:value-type="string">
            <text:p text:style-name="P12">二、定期檢查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5" office:value-type="string">
            <text:p text:style-name="P51"/>
            <text:p text:style-name="P14">檢查項目</text:p>
          </table:table-cell>
          <table:covered-table-cell/>
          <table:covered-table-cell/>
          <table:covered-table-cell/>
          <table:covered-table-cell/>
          <table:table-cell table:style-name="表格1.F12" table:number-columns-spanned="2" office:value-type="string">
            <text:p text:style-name="P15">合格</text:p>
          </table:table-cell>
          <table:covered-table-cell/>
          <table:table-cell table:style-name="表格1.H13" table:number-rows-spanned="2" table:number-columns-spanned="3" office:value-type="string">
            <text:p text:style-name="P51"/>
            <text:p text:style-name="P28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covered-table-cell/>
          <table:covered-table-cell/>
          <table:covered-table-cell/>
          <table:table-cell table:style-name="表格1.F13" office:value-type="string">
            <text:p text:style-name="P24">是</text:p>
          </table:table-cell>
          <table:table-cell table:style-name="表格1.G13" office:value-type="string">
            <text:p text:style-name="P29">否</text:p>
          </table:table-cell>
          <table:covered-table-cell table:style-name="表格1.H13"/>
          <table:covered-table-cell/>
          <table:covered-table-cell/>
        </table:table-row>
        <table:table-row table:style-name="表格1.14">
          <table:table-cell table:style-name="表格1.A14" table:number-columns-spanned="5" office:value-type="string">
            <text:p text:style-name="P30">排水路暢通未淤積</text:p>
            <text:p text:style-name="P32">且結構未破損</text:p>
          </table:table-cell>
          <table:covered-table-cell/>
          <table:covered-table-cell/>
          <table:covered-table-cell/>
          <table:covered-table-cell/>
          <table:table-cell table:style-name="表格1.F14" office:value-type="string">
            <text:p text:style-name="P66"><text:s/>□</text:p>
          </table:table-cell>
          <table:table-cell table:style-name="表格1.F14" office:value-type="string">
            <text:p text:style-name="P68">□</text:p>
          </table:table-cell>
          <table:table-cell table:style-name="表格1.F2" table:number-columns-spanned="3" office:value-type="string">
            <text:p text:style-name="P55"/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5" office:value-type="string">
            <text:p text:style-name="P34">排水路設施</text:p>
            <text:p text:style-name="P33">未遭占用或移除<text:span text:style-name="T21"> </text:span></text:p>
          </table:table-cell>
          <table:covered-table-cell/>
          <table:covered-table-cell/>
          <table:covered-table-cell/>
          <table:covered-table-cell/>
          <table:table-cell table:style-name="表格1.F14" office:value-type="string">
            <text:p text:style-name="P67"><text:s/><text:span text:style-name="T8">□</text:span></text:p>
          </table:table-cell>
          <table:table-cell table:style-name="表格1.F14" office:value-type="string">
            <text:p text:style-name="P36"><text:span text:style-name="T22"><text:s/></text:span><text:span text:style-name="T24">□</text:span></text:p>
          </table:table-cell>
          <table:table-cell table:style-name="表格1.F2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5" office:value-type="string">
            <text:p text:style-name="P16">滯洪設施未淤積</text:p>
            <text:p text:style-name="P17">且結構未破損</text:p>
          </table:table-cell>
          <table:covered-table-cell/>
          <table:covered-table-cell/>
          <table:covered-table-cell/>
          <table:covered-table-cell/>
          <table:table-cell table:style-name="表格1.F14" office:value-type="string">
            <text:p text:style-name="P69">□</text:p>
          </table:table-cell>
          <table:table-cell table:style-name="表格1.F14" office:value-type="string">
            <text:p text:style-name="P53"/>
            <text:p text:style-name="P40"><text:span text:style-name="T21"><text:s/></text:span>□</text:p>
          </table:table-cell>
          <table:table-cell table:style-name="表格1.F2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5" office:value-type="string">
            <text:p text:style-name="P52"/>
            <text:p text:style-name="P45">滯洪設施未遭占用、移除</text:p>
          </table:table-cell>
          <table:covered-table-cell/>
          <table:covered-table-cell/>
          <table:covered-table-cell/>
          <table:covered-table-cell/>
          <table:table-cell table:style-name="表格1.F14" office:value-type="string">
            <text:p text:style-name="P69">□</text:p>
          </table:table-cell>
          <table:table-cell table:style-name="表格1.F14" office:value-type="string">
            <text:p text:style-name="P36"><text:span text:style-name="T22"><text:s/></text:span><text:span text:style-name="T24">□</text:span></text:p>
          </table:table-cell>
          <table:table-cell table:style-name="表格1.F2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5" office:value-type="string">
            <text:p text:style-name="P46">排水出流工暢通未淤積</text:p>
            <text:p text:style-name="P32">且結構未破損</text:p>
          </table:table-cell>
          <table:covered-table-cell/>
          <table:covered-table-cell/>
          <table:covered-table-cell/>
          <table:covered-table-cell/>
          <table:table-cell table:style-name="表格1.F14" office:value-type="string">
            <text:p text:style-name="P69">□</text:p>
          </table:table-cell>
          <table:table-cell table:style-name="表格1.F14" office:value-type="string">
            <text:p text:style-name="P36"><text:span text:style-name="T22"><text:s/></text:span><text:span text:style-name="T24">□</text:span></text:p>
          </table:table-cell>
          <table:table-cell table:style-name="表格1.F2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表格1.15">
          <table:table-cell table:style-name="表格1.A19" table:number-columns-spanned="5" office:value-type="string">
            <text:p text:style-name="P47">排水出流處聯外排水路</text:p>
            <text:p text:style-name="P31">暢通未淤積、淘刷</text:p>
          </table:table-cell>
          <table:covered-table-cell/>
          <table:covered-table-cell/>
          <table:covered-table-cell/>
          <table:covered-table-cell/>
          <table:table-cell table:style-name="表格1.F14" office:value-type="string">
            <text:p text:style-name="P69">□</text:p>
          </table:table-cell>
          <table:table-cell table:style-name="表格1.F14" office:value-type="string">
            <text:p text:style-name="P36"><text:span text:style-name="T22"><text:s/></text:span><text:span text:style-name="T24">□</text:span></text:p>
          </table:table-cell>
          <table:table-cell table:style-name="表格1.F2" table:number-columns-spanned="3" office:value-type="string">
            <text:p text:style-name="P54"/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56"><text:span text:style-name="預設段落字型"><text:span text:style-name="T15">抽水機</text:span></text:span><text:span text:style-name="預設段落字型"><text:span text:style-name="T3">(</text:span></text:span><text:span text:style-name="預設段落字型"><text:span text:style-name="T10">含備援抽水機</text:span></text:span><text:span text:style-name="預設段落字型"><text:span text:style-name="T2">) </text:span></text:span><text:span text:style-name="預設段落字型"><text:span text:style-name="T16">有定期維護</text:span></text:span></text:p>
            <text:p text:style-name="P57"><text:span text:style-name="預設段落字型"><text:span text:style-name="T4">(</text:span></text:span><text:span text:style-name="預設段落字型"><text:span text:style-name="T7">應附定期維護紀錄</text:span></text:span><text:span text:style-name="預設段落字型"><text:span text:style-name="T2">)</text:span></text:span></text:p>
          </table:table-cell>
          <table:table-cell table:style-name="表格2.B1" office:value-type="string">
            <text:p text:style-name="P58"/>
            <text:p text:style-name="P69">□</text:p>
          </table:table-cell>
          <table:table-cell table:style-name="表格2.B1" office:value-type="string">
            <text:p text:style-name="P58"/>
            <text:p text:style-name="P40"><text:span text:style-name="T21"><text:s/></text:span>□</text:p>
          </table:table-cell>
          <table:table-cell table:style-name="表格2.D1" table:number-columns-spanned="2" office:value-type="string">
            <text:p text:style-name="P54"/>
          </table:table-cell>
          <table:covered-table-cell/>
        </table:table-row>
        <table:table-row table:style-name="表格2.2">
          <table:table-cell table:style-name="表格2.A1" office:value-type="string">
            <text:p text:style-name="P59"><text:span text:style-name="預設段落字型"><text:span text:style-name="T15">其他</text:span></text:span><text:span text:style-name="預設段落字型"><text:span text:style-name="T5">(</text:span></text:span><text:span text:style-name="預設段落字型"><text:span text:style-name="T17">可依個案需要增加</text:span></text:span></text:p>
            <text:p text:style-name="P60"><text:span text:style-name="預設段落字型"><text:span text:style-name="T7">檢查項目</text:span></text:span><text:span text:style-name="預設段落字型"><text:span text:style-name="T2">)</text:span></text:span></text:p>
          </table:table-cell>
          <table:table-cell table:style-name="表格2.B2" office:value-type="string">
            <text:p text:style-name="P71"><text:span text:style-name="T24">□</text:span></text:p>
          </table:table-cell>
          <table:table-cell table:style-name="表格2.B2" office:value-type="string">
            <text:p text:style-name="P36"><text:span text:style-name="T22"><text:s/></text:span><text:span text:style-name="T24">□</text:span></text:p>
          </table:table-cell>
          <table:table-cell table:style-name="表格2.D2" table:number-columns-spanned="2" office:value-type="string">
            <text:p text:style-name="P54"/>
          </table:table-cell>
          <table:covered-table-cell/>
        </table:table-row>
        <table:table-row table:style-name="表格2.3">
          <table:table-cell table:style-name="表格2.A3" table:number-columns-spanned="5" office:value-type="string">
            <text:p text:style-name="P37">三、本次檢查待改正事項說明</text:p>
          </table:table-cell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5" office:value-type="string">
            <text:p text:style-name="P39">四、前次檢查須改正事項改正情形說明</text:p>
          </table:table-cell>
          <table:covered-table-cell/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5" office:value-type="string">
            <text:p text:style-name="P38">五、其他注意事項</text:p>
          </table:table-cell>
          <table:covered-table-cell/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13">五、檢查結果</text:p>
          </table:table-cell>
          <table:table-cell table:style-name="表格2.B6" office:value-type="string">
            <text:p text:style-name="P54"/>
          </table:table-cell>
          <table:table-cell table:style-name="表格2.C6" office:value-type="string">
            <text:p text:style-name="P54"/>
          </table:table-cell>
          <table:table-cell table:style-name="表格2.D6" office:value-type="string">
            <text:p text:style-name="P35">□ 合格</text:p>
          </table:table-cell>
          <table:table-cell table:style-name="表格2.E6" office:value-type="string">
            <text:p text:style-name="P18">□不合格</text:p>
          </table:table-cell>
        </table:table-row>
      </table:table>
      <text:p text:style-name="P61"/>
      <text:p text:style-name="P19">五、 相關單位及人員簽名</text:p>
      <text:p text:style-name="P62"/>
      <text:p text:style-name="P3"><text:span text:style-name="預設段落字型"><text:span text:style-name="T4">(</text:span></text:span><text:span text:style-name="預設段落字型"><text:span text:style-name="T7">一</text:span></text:span><text:span text:style-name="預設段落字型"><text:span text:style-name="T2">)</text:span></text:span><text:span text:style-name="預設段落字型"><text:span text:style-name="T7">檢查單位及人員：</text:span></text:span></text:p>
      <text:p text:style-name="P4"><text:span text:style-name="預設段落字型"><text:span text:style-name="T4">(</text:span></text:span><text:span text:style-name="預設段落字型"><text:span text:style-name="T7">二</text:span></text:span><text:span text:style-name="預設段落字型"><text:span text:style-name="T2">)</text:span></text:span><text:span text:style-name="預設段落字型"><text:span text:style-name="T7">會同檢查單位及人員：</text:span></text:span><text:span text:style-name="預設段落字型"><text:span text:style-name="T2">(</text:span></text:span><text:span text:style-name="預設段落字型"><text:span text:style-name="T7">無則免填</text:span></text:span><text:span text:style-name="預設段落字型"><text:span text:style-name="T2">)</text:span></text:span></text:p>
      <text:p text:style-name="P5"><text:span text:style-name="預設段落字型"><text:span text:style-name="T4">(</text:span></text:span><text:span text:style-name="預設段落字型"><text:span text:style-name="T7">三</text:span></text:span><text:span text:style-name="預設段落字型"><text:span text:style-name="T2">)</text:span></text:span><text:span text:style-name="預設段落字型"><text:span text:style-name="T7">義務人：</text:span></text:span></text:p>
      <text:p text:style-name="P6"><text:span text:style-name="預設段落字型"><text:span text:style-name="T19">註</text:span></text:span><text:span text:style-name="預設段落字型"><text:span text:style-name="T6">:</text:span></text:span><text:span text:style-name="預設段落字型"><text:span text:style-name="T19">跨越二以上直轄巿、縣</text:span></text:span><text:span text:style-name="預設段落字型"><text:span text:style-name="T6">(</text:span></text:span><text:span text:style-name="預設段落字型"><text:span text:style-name="T19">巿</text:span></text:span><text:span text:style-name="預設段落字型"><text:span text:style-name="T6">)</text:span></text:span><text:span text:style-name="預設段落字型"><text:span text:style-name="T19">行政轄區者，應分別提送各主管機關。</text:span></text:span></text:p>
      <text:h text:style-name="P65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ngLiU" svg:font-family="MingLiU" style:font-family-generic="script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99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0T14:09:51.198000000</dc:date>
    <meta:editing-cycles>28</meta:editing-cycles>
    <meta:editing-duration>PT3H24M11S</meta:editing-duration>
    <meta:document-statistic meta:table-count="2" meta:image-count="0" meta:object-count="0" meta:page-count="2" meta:paragraph-count="83" meta:word-count="438" meta:character-count="628" meta:non-whitespace-character-count="605"/>
    <meta:user-defined meta:name="Creator">Acrobat PDFMaker 11 Word 版</meta:user-defined>
    <meta:template xlink:type="simple" xlink:actuate="onRequest" xlink:title="" xlink:href="Normal"/>
  </office:meta>
</office:document-meta>
</file>